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0-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IVISION OF THE KINGDOM (10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IVISION OF THE KINGDOM (10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quest to Rehoboam, Judah's first ruler (10:1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quest to Rehoboam, Judah's first ruler (10:1-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roboam's complaint (10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Rehoboam's conference (10:6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Rehoboam's conference (10:6-11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ise advice of the older men (10:6-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icked advice of the younger men (10:8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quest to Rehoboam, Judah's first ruler (10:1-11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eroboam's complaint (10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Rehoboam's conference (10:6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DIVISION OF THE KINGDOM (10:1-19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equest to Rehoboam, Judah's first ruler (10:1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fusal by Rehoboam (10:12-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revolt against Rehoboam (10:16-1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HRONICLES 10-12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DIVISION OF THE KINGDOM (10:1-1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DETAILS OF REHOBOAM'S REIGN (11:1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DETAILS OF REHOBOAM'S REIGN (11:1-23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restraint (11:1-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inforcement (11:5-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fugees (11:13-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elationships (11:18-2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HRONICLES 10-12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DIVISION OF THE KINGDOM (10:1-1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DETAILS OF REHOBOAM'S REIGN (11:1-2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SPOILING BY EGYPT (12:1-1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SPOILING BY EGYPT (12:1-12)<text:s text:c="1"/></text:span><text:span text:style-name="a569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rebellion (12: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retribution (12:2-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pentance (12:6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sult (12:7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2 CHRONICLES 10-12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DIVISION OF THE KINGDOM (10:1-19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DETAILS OF REHOBOAM'S REIGN (11:1-23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DESPOILING BY EGYPT (12:1-1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EEDS OF REHOBOAM (12:13-1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0-12 </dc:title>
    <meta:initial-creator>David STRICKLAND</meta:initial-creator>
    <dc:creator>David STRICKLAND</dc:creator>
    <meta:creation-date>2020-02-22T17:28:14Z</meta:creation-date>
    <dc:date>2020-02-22T17:28:14Z</dc:date>
    <meta:template xlink:href="BibleStudy" xlink:type="simple"/>
    <meta:editing-cycles>1</meta:editing-cycles>
    <meta:editing-duration>PT0S</meta:editing-duration>
    <meta:document-statistic meta:paragraph-count="39" meta:word-count="284"/>
  </office:meta>
</office:document-meta>
</file>